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146.24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143.5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A</text:p>
          </table:table-cell>
          <table:table-cell table:style-name="ce3" office:value-type="string" calcext:value-type="string">
            <text:p>Bench</text:p>
          </table:table-cell>
          <table:table-cell table:style-name="ce1" office:value-type="string" calcext:value-type="string">
            <text:p>Working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m_2to3.p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m_chameleon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bm_chaos.p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m_crypto_pyaes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bm_deltablue.py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bm_django_template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bm_dulwich_log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bm_fannkuch.py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bm_float.py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bm_genshi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bm_go.py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bm_hexiom.py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bm_hg_startup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bm_html5lib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bm_json_dumps.py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bm_json_loads.py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bm_logging.py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bm_mako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bm_mdp.py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bm_meteor_contest.py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bm_nbody.py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bm_nqueens.py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bm_pathlib.py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bm_pickle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bm_pidigits.py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bm_pyflate.py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bm_python_startup.py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bm_raytrace.py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bm_regex_compile.py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bm_regex_dna.py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bm_regex_effbot.py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bm_regex_v8.py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bm_richards.py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bm_scimark.py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bm_spambayes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bm_spectral_norm.py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bm_sqlalchemy_declarative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bm_sqlalchemy_imperative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bm_sqlite_synth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bm_sympy.py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bm_telco.py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bm_tornado_http.py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bm_unpack_sequence.py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bm_xml_etree.py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number-rows-repeated="104853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54:52.526856404</meta:creation-date>
    <dc:date>2018-05-07T12:43:02.249977290</dc:date>
    <meta:editing-duration>PT48M6S</meta:editing-duration>
    <meta:editing-cycles>10</meta:editing-cycles>
    <meta:generator>LibreOffice/5.1.6.2$Linux_X86_64 LibreOffice_project/10m0$Build-2</meta:generator>
    <meta:document-statistic meta:table-count="1" meta:cell-count="135" meta:object-count="0"/>
  </office:meta>
</office:document-meta>
</file>